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updateValue( PropertyUtilsBean beanUt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dAttribute.set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getAttribut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CachedAttribute( 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Attribute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updateAttribut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updateAttribute( PropertyUtilsBean beanUtils , Attribute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Attribute.setPropertyDescriptor( PropertyDescriptor property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getPropert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setAttributeInfo( MBeanAttributeInfo attribut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